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 fo:font-size="9pt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Application-dependent structure used to contain address information</text:p>
      <text:p text:style-name="P1">typedef struct __attribute__((__packed__)) </text:p>
      <text:p text:style-name="P1">{</text:p>
      <text:p text:style-name="P1"><text:tab/>IP_ADDR<text:tab/><text:tab/>MyIPAddr; <text:s text:c="14"/>// IP address</text:p>
      <text:p text:style-name="P1"><text:tab/>IP_ADDR<text:tab/><text:tab/>MyMask; <text:s text:c="16"/>// Subnet mask</text:p>
      <text:p text:style-name="P1"><text:tab/>IP_ADDR<text:tab/><text:tab/>MyGateway; <text:s text:c="13"/>// Default Gateway</text:p>
      <text:p text:style-name="P1"><text:tab/>IP_ADDR<text:tab/><text:tab/>PrimaryDNSServer; <text:s text:c="6"/>// Primary DNS Server</text:p>
      <text:p text:style-name="P1"><text:tab/>IP_ADDR<text:tab/><text:tab/>SecondaryDNSServer; <text:s text:c="4"/>// Secondary DNS Server</text:p>
      <text:p text:style-name="P1"><text:tab/>IP_ADDR<text:tab/><text:tab/>DefaultIPAddr; <text:s text:c="9"/>// Default IP address</text:p>
      <text:p text:style-name="P1"><text:tab/>IP_ADDR<text:tab/><text:tab/>DefaultMask; <text:s text:c="11"/>// Default subnet mask</text:p>
      <text:p text:style-name="P1"><text:tab/>BYTE<text:tab/><text:tab/>NetBIOSName[16]; <text:s text:c="7"/>// NetBIOS name</text:p>
      <text:p text:style-name="P1"><text:tab/>struct</text:p>
      <text:p text:style-name="P1"><text:tab/>{</text:p>
      <text:p text:style-name="P1"><text:tab/><text:tab/>unsigned char : 6;</text:p>
      <text:p text:style-name="P1"><text:tab/><text:tab/>unsigned char bIsDHCPEnabled : 1;</text:p>
      <text:p text:style-name="P1"><text:tab/><text:tab/>unsigned char bInConfigMode : 1;</text:p>
      <text:p text:style-name="P1"><text:tab/>} Flags; <text:s text:c="27"/>// Flag structure</text:p>
      <text:p text:style-name="P1"><text:tab/>MAC_ADDR<text:tab/>MyMACAddr; <text:s text:c="13"/>// Application MAC address</text:p>
      <text:p text:style-name="P1"/>
      <text:p text:style-name="P1">#if defined(WF_CS_TRIS)</text:p>
      <text:p text:style-name="P1"><text:tab/>BYTE<text:tab/><text:tab/>MySSID[32]; <text:s text:c="12"/>// Wireless SSID (if using MRF24WB0M)</text:p>
      <text:p text:style-name="P1"><text:tab/>BYTE <text:s text:c="7"/>SsidLength; <text:s text:c="12"/>// number of bytes in SSID</text:p>
      <text:p text:style-name="P1"><text:tab/>BYTE <text:s text:c="7"/>SecurityMode; <text:s text:c="10"/>// WF_SECURITY_OPEN or one of the other security modes</text:p>
      <text:p text:style-name="P1"><text:tab/>BYTE <text:s text:c="7"/>SecurityKey[64]; <text:s text:c="7"/>// WiFi Security key, or passphrase. <text:s text:c="2"/></text:p>
      <text:p text:style-name="P1"><text:tab/>BYTE <text:s text:c="7"/>SecurityKeyLength; <text:s text:c="5"/>// number of bytes in security key (can be 0)</text:p>
      <text:p text:style-name="P1"><text:tab/>BYTE <text:s text:c="7"/>WepKeyIndex; <text:s text:c="11"/>// WEP key index (only valid for WEP)</text:p>
      <text:p text:style-name="P1"><text:s text:c="4"/>#if defined(EZ_CONFIG_STORE) // WLAN configuration data stored to NVM</text:p>
      <text:p text:style-name="P1"><text:s text:c="4"/>BYTE <text:s text:c="7"/>dataValid;</text:p>
      <text:p text:style-name="P1"><text:s text:c="4"/>BYTE <text:s text:c="7"/>networkType;</text:p>
      <text:p text:style-name="P1"><text:s text:c="4"/>BYTE <text:s text:c="7"/>saveSecurityInfo; <text:s text:c="6"/>// Save 32-byte PSK</text:p>
      <text:p text:style-name="P1"><text:s text:c="4"/>#endif</text:p>
      <text:p text:style-name="P1">#endif</text:p>
      <text:p text:style-name="P1"><text:tab/></text:p>
      <text:p text:style-name="P1">#if defined(STACK_USE_SNMP_SERVER) || defined(STACK_USE_SNMPV3_SERVER)</text:p>
      <text:p text:style-name="P1"><text:tab/>// SNMPv2C Read community names</text:p>
      <text:p text:style-name="P1"><text:tab/>// SNMP_COMMUNITY_MAX_LEN (8) + 1 null termination byte</text:p>
      <text:p text:style-name="P1"><text:tab/>BYTE readCommunity[SNMP_MAX_COMMUNITY_SUPPORT][SNMP_COMMUNITY_MAX_LEN+1]; </text:p>
      <text:p text:style-name="P1"/>
      <text:p text:style-name="P1"><text:tab/>// SNMPv2C Write community names</text:p>
      <text:p text:style-name="P1"><text:tab/>// SNMP_COMMUNITY_MAX_LEN (8) + 1 null termination byte</text:p>
      <text:p text:style-name="P1"><text:tab/>BYTE writeCommunity[SNMP_MAX_COMMUNITY_SUPPORT][SNMP_COMMUNITY_MAX_LEN+1];</text:p>
      <text:p text:style-name="P1"/>
      <text:p text:style-name="P1"><text:tab/>UINT32 SnmpEngineBootRcrd;</text:p>
      <text:p text:style-name="P1">#endif</text:p>
      <text:p text:style-name="P1"/>
      <text:p text:style-name="P1">} APP_CONFIG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2S</meta:editing-duration>
    <meta:editing-cycles>4</meta:editing-cycles>
    <meta:generator>LibreOffice/3.4$Win32 LibreOffice_project/340m1$Build-502</meta:generator>
    <dc:date>2012-06-21T18:42:30.54</dc:date>
    <meta:document-statistic meta:table-count="0" meta:image-count="0" meta:object-count="0" meta:page-count="1" meta:paragraph-count="42" meta:word-count="202" meta:character-count="1865" meta:non-whitespace-character-count="1399"/>
    <meta:user-defined meta:name="Info 1"/>
    <meta:user-defined meta:name="Info 2"/>
    <meta:user-defined meta:name="Info 3"/>
    <meta:user-defined meta:name="Info 4"/>
  </office:meta>
</office:document-meta>
</file>